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1" svg:font-family="Consola"/>
    <style:font-face style:name="Times" svg:font-family="Times" style:font-family-generic="roman"/>
    <style:font-face style:name="Consola" svg:font-family="Consola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Consola"/>
    </style:style>
    <style:style style:name="P2" style:family="paragraph" style:parent-style-name="Standard">
      <style:text-properties style:font-name="Consola" fo:language="fr" fo:country="CA"/>
    </style:style>
    <style:style style:name="P3" style:family="paragraph" style:parent-style-name="Standard">
      <style:text-properties style:font-name="Consola" fo:language="fr" fo:country="CA" style:text-underline-style="solid" style:text-underline-width="auto" style:text-underline-color="font-color" style:text-underline-mode="continuous" style:text-overline-mode="continuous" style:text-line-through-mode="continuous" style:font-style-complex="italic"/>
    </style:style>
    <style:style style:name="P4" style:family="paragraph" style:parent-style-name="Standard">
      <style:text-properties style:font-name="Consola" fo:language="fr" fo:country="CA" officeooo:rsid="000769e8" officeooo:paragraph-rsid="000769e8"/>
    </style:style>
    <style:style style:name="P5" style:family="paragraph" style:parent-style-name="Standard">
      <style:text-properties style:font-name="Times"/>
    </style:style>
    <style:style style:name="P6" style:family="paragraph" style:parent-style-name="Standard">
      <style:text-properties style:font-name="Times" fo:language="fr" fo:country="CA"/>
    </style:style>
    <style:style style:name="P7" style:family="paragraph" style:parent-style-name="Standard">
      <style:text-properties style:font-name="Times" fo:language="fr" fo:country="CA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8" style:family="paragraph" style:parent-style-name="Standard">
      <style:text-properties style:font-name="Times" fo:language="fr" fo:country="CA" style:text-underline-style="solid" style:text-underline-width="auto" style:text-underline-color="font-color" style:text-underline-mode="continuous" style:text-overline-mode="continuous" style:text-line-through-mode="continuous" style:font-style-complex="italic"/>
    </style:style>
    <style:style style:name="P9" style:family="paragraph" style:parent-style-name="Standard" style:master-page-name="MP0">
      <style:paragraph-properties style:page-number="auto" fo:break-before="page"/>
      <style:text-properties style:font-name="Times" fo:language="fr" fo:country="CA" style:text-underline-style="solid" style:text-underline-width="auto" style:text-underline-color="font-color" style:text-underline-mode="continuous" style:text-overline-mode="continuous" style:text-line-through-mode="continuous" style:font-style-complex="italic"/>
    </style:style>
    <style:style style:name="P10" style:family="paragraph" style:parent-style-name="Standard">
      <style:text-properties officeooo:paragraph-rsid="000914b3"/>
    </style:style>
    <style:style style:name="P11" style:family="paragraph" style:parent-style-name="Standard">
      <style:text-properties officeooo:paragraph-rsid="0009c82d"/>
    </style:style>
    <style:style style:name="P12" style:family="paragraph" style:parent-style-name="Standard">
      <style:text-properties style:font-name="Times" fo:language="fr" fo:country="CA"/>
    </style:style>
    <style:style style:name="P13" style:family="paragraph" style:parent-style-name="Standard">
      <style:text-properties style:font-name="Times" fo:font-size="11pt" fo:language="fr" fo:country="CA" style:font-size-asian="9.60000038146973pt" style:font-size-complex="11pt"/>
    </style:style>
    <style:style style:name="P14" style:family="paragraph" style:parent-style-name="Standard">
      <style:text-properties style:font-name="Times" fo:font-size="11pt" fo:language="fr" fo:country="CA" officeooo:rsid="0009c82d" officeooo:paragraph-rsid="0009c82d" style:font-size-asian="9.60000038146973pt" style:font-size-complex="11pt"/>
    </style:style>
    <style:style style:name="T1" style:family="text">
      <style:text-properties style:font-name="Consola"/>
    </style:style>
    <style:style style:name="T2" style:family="text">
      <style:text-properties style:font-name="Consola" fo:language="fr" fo:country="CA"/>
    </style:style>
    <style:style style:name="T3" style:family="text">
      <style:text-properties style:font-name="Consola" fo:language="fr" fo:country="CA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" style:family="text">
      <style:text-properties style:font-name="Consola" fo:language="fr" fo:country="CA" style:text-underline-style="solid" style:text-underline-width="auto" style:text-underline-color="font-color" officeooo:rsid="000769e8"/>
    </style:style>
    <style:style style:name="T5" style:family="text">
      <style:text-properties style:font-name="Consola" fo:language="fr" fo:country="CA" officeooo:rsid="000769e8"/>
    </style:style>
    <style:style style:name="T6" style:family="text">
      <style:text-properties style:font-name="Times" fo:language="fr" fo:country="CA"/>
    </style:style>
    <style:style style:name="T7" style:family="text">
      <style:text-properties style:font-name="Times" fo:language="fr" fo:country="CA" style:font-style-complex="italic"/>
    </style:style>
    <style:style style:name="T8" style:family="text">
      <style:text-properties style:font-name="Times" fo:language="fr" fo:country="CA" officeooo:rsid="000769e8"/>
    </style:style>
    <style:style style:name="T9" style:family="text">
      <style:text-properties style:font-name="Times" fo:language="fr" fo:country="CA" style:text-underline-style="solid" style:text-underline-width="auto" style:text-underline-color="font-color" officeooo:rsid="000914b3" style:font-style-complex="italic"/>
    </style:style>
    <style:style style:name="T10" style:family="text">
      <style:text-properties officeooo:rsid="000769e8"/>
    </style:style>
    <style:style style:name="T11" style:family="text">
      <style:text-properties style:font-name="Consola1" fo:language="fr" fo:country="CA" style:text-underline-style="none" officeooo:rsid="000914b3" style:font-style-complex="italic"/>
    </style:style>
    <style:style style:name="T12" style:family="text">
      <style:text-properties style:font-name="Consola1" fo:language="fr" fo:country="CA" style:text-underline-style="none" officeooo:rsid="0009c82d" style:font-style-complex="italic"/>
    </style:style>
    <style:style style:name="T13" style:family="text">
      <style:text-properties style:font-name="Consola1" fo:language="fr" fo:country="CA" style:text-underline-style="solid" style:text-underline-width="auto" style:text-underline-color="font-color" officeooo:rsid="0009c82d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ntité Employe</text:p>
      <text:p text:style-name="P3"/>
      <text:p text:style-name="Standard"><text:span text:style-name="Police_20_par_20_défaut"><text:span text:style-name="T2">Employe (</text:span></text:span><text:span text:style-name="Police_20_par_20_défaut"><text:span text:style-name="T3">numEmploye</text:span></text:span><text:span text:style-name="Police_20_par_20_défaut"><text:span text:style-name="T2">, nom, prenom, rue, ville, province, codePostal, telephone, dob, sexe, nas, fonction, salaire)</text:span></text:span></text:p>
      <text:p text:style-name="P2">Primary Key(numEmploye)</text:p>
      <text:p text:style-name="P2"/>
      <text:p text:style-name="Standard"><text:span text:style-name="Police_20_par_20_défaut"><text:span text:style-name="T6">L’entité </text:span></text:span><text:span text:style-name="Police_20_par_20_défaut"><text:span text:style-name="T7">Employe </text:span></text:span><text:span text:style-name="Police_20_par_20_défaut"><text:span text:style-name="T6">n’a pas d’association dirigé vers elle. C’est pour ça qu’elle ne possède pas de clé étrangère ou d’attributs provenant d’une autre entité.</text:span></text:span></text:p>
      <text:p text:style-name="P3"/>
      <text:p text:style-name="P8">Entité Clinique</text:p>
      <text:p text:style-name="P2"/>
      <text:p text:style-name="Standard"><text:span text:style-name="Police_20_par_20_défaut"><text:span text:style-name="T2">Clinique (</text:span></text:span><text:span text:style-name="Police_20_par_20_défaut"><text:span text:style-name="T3">numClinique</text:span></text:span><text:span text:style-name="Police_20_par_20_défaut"><text:span text:style-name="T2">, numEmploye, rue, ville, province, codePostal, telephone, telecopieur)</text:span></text:span></text:p>
      <text:p text:style-name="P1">Primary Key(numClinique)</text:p>
      <text:p text:style-name="P1">Foreign Key (numEmploye) references Employe(numEmploye)</text:p>
      <text:p text:style-name="P5"/>
      <text:p text:style-name="Standard"><text:span text:style-name="Police_20_par_20_défaut"><text:span text:style-name="T6">L’entité </text:span></text:span><text:span text:style-name="Police_20_par_20_défaut"><text:span text:style-name="T7">Clinique possède un clé étrangère représentant le numéro de l’employé gérant la clinique.</text:span></text:span></text:p>
      <text:p text:style-name="Standard"><text:span text:style-name="Police_20_par_20_défaut"><text:span text:style-name="T7"/></text:span></text:p>
      <text:p text:style-name="P10"><text:span text:style-name="Police_20_par_20_défaut"><text:span text:style-name="T9">Entité EnregistrementEmployeClinique</text:span></text:span></text:p>
      <text:p text:style-name="P10"><text:span text:style-name="Police_20_par_20_défaut"><text:span text:style-name="T9"/></text:span></text:p>
      <text:p text:style-name="P10"><text:span text:style-name="Police_20_par_20_défaut"><text:span text:style-name="T11">EnregistrementEmployeClinique(</text:span></text:span><text:span text:style-name="Police_20_par_20_défaut"><text:span text:style-name="T13">numEmploye</text:span></text:span><text:span text:style-name="Police_20_par_20_défaut"><text:span text:style-name="T12">, numclinique</text:span></text:span><text:span text:style-name="Police_20_par_20_défaut"><text:span text:style-name="T11">)</text:span></text:span></text:p>
      <text:p text:style-name="P11"><text:span text:style-name="Police_20_par_20_défaut"><text:span text:style-name="T12">Primary Key(numEmploye)</text:span></text:span></text:p>
      <text:p text:style-name="P11"><text:span text:style-name="Police_20_par_20_défaut"><text:span text:style-name="T12">Foreign Key (numEmploye) references Employe(numEmploye)</text:span></text:span></text:p>
      <text:p text:style-name="P11"><text:span text:style-name="Police_20_par_20_défaut"><text:span text:style-name="T12">Foreign Key(numClinique) references Clinique(numClinique)</text:span></text:span></text:p>
      <text:p text:style-name="P6"/>
      <text:p text:style-name="P14">L’entité EnregistrementEmployeClinique est nécessaire puisque les deux entités sont interdépendantes. Il faut alors créer une troisième table pour éviter une reférence cyclique. </text:p>
      <text:p text:style-name="P13"/>
      <text:p text:style-name="P8">Entité Proprietaire</text:p>
      <text:p text:style-name="P8"/>
      <text:p text:style-name="Standard"><text:span text:style-name="Police_20_par_20_défaut"><text:span text:style-name="T2">Propriétaire (</text:span></text:span><text:span text:style-name="Police_20_par_20_défaut"><text:span text:style-name="T3">numProprietaire</text:span></text:span><text:span text:style-name="Police_20_par_20_défaut"><text:span text:style-name="T2">, nom, prenom, rue, ville, province, codePostal, telephone)</text:span></text:span></text:p>
      <text:p text:style-name="P2">Primary Key(numProprietaire)</text:p>
      <text:p text:style-name="P6"/>
      <text:p text:style-name="Standard"><text:span text:style-name="Police_20_par_20_défaut"><text:span text:style-name="T6">L’entité Proprietaire est une association binaire avec Clinique, alors il n’y a pas de clé étrangère. </text:span></text:span></text:p>
      <text:p text:style-name="P6"/>
      <text:p text:style-name="P7">Entité EnregistrementProprioClinique</text:p>
      <text:p text:style-name="P7"/>
      <text:p text:style-name="Standard"><text:span text:style-name="Police_20_par_20_défaut"><text:span text:style-name="T6">EnregistrementProprioClinique (</text:span></text:span><text:span text:style-name="Police_20_par_20_défaut"><text:span text:style-name="T3">numProprietaire, numClinique</text:span></text:span><text:span text:style-name="Police_20_par_20_défaut"><text:span text:style-name="T2">)</text:span></text:span></text:p>
      <text:p text:style-name="Standard">Primary Key (numProprietaire, numClinique)</text:p>
      <text:p text:style-name="P5">Foreign Key (numProprietaire) references Proprietaire(numProprietaire)</text:p>
      <text:p text:style-name="P6">Foreign Key (numClinique) references Clinique(numClinique)</text:p>
      <text:p text:style-name="P6"/>
      <text:p text:style-name="P6"><text:soft-page-break/>Cette entité doit être présente vue que nous avons une association binaire entre Clinique et Proprietaire nécessitant une nouvelle table.</text:p>
      <text:p text:style-name="P6"/>
      <text:p text:style-name="P8">Entité Animal</text:p>
      <text:p text:style-name="P8"/>
      <text:p text:style-name="Standard"><text:span text:style-name="Police_20_par_20_défaut"><text:span text:style-name="T2">Animal (</text:span></text:span><text:span text:style-name="Police_20_par_20_défaut"><text:span text:style-name="T3">numAnimal</text:span></text:span><text:span text:style-name="Police_20_par_20_défaut"><text:span text:style-name="T2">, </text:span></text:span><text:span text:style-name="Police_20_par_20_défaut"><text:span text:style-name="T4">numProprietaire</text:span></text:span><text:span text:style-name="Police_20_par_20_défaut"><text:span text:style-name="T5">,</text:span></text:span><text:span text:style-name="Police_20_par_20_défaut"><text:span text:style-name="T2"> nom, type, description, dob, doi, etat)</text:span></text:span></text:p>
      <text:p text:style-name="P2">Primary Key(numAnimal, <text:span text:style-name="T10">numProprietaire</text:span>)</text:p>
      <text:p text:style-name="P4">Foreign Key(numProprietaire) references Proprietaire(numProprietaire)</text:p>
      <text:p text:style-name="P6"/>
      <text:p text:style-name="Standard"><text:span text:style-name="Police_20_par_20_défaut"><text:span text:style-name="T6">L’entité Animal <text:s/></text:span></text:span><text:span text:style-name="Police_20_par_20_défaut"><text:span text:style-name="T8">necessite la cle du prorpitetaire pour etre unique et necessite alors une cle etrangere.</text:span></text:span></text:p>
      <text:p text:style-name="P6"/>
      <text:p text:style-name="P7">Entité EnregistrementAnimalClinique</text:p>
      <text:p text:style-name="P7"/>
      <text:p text:style-name="Standard"><text:span text:style-name="Police_20_par_20_défaut"><text:span text:style-name="T6">EnregistrementAnimalClinique (</text:span></text:span><text:span text:style-name="Police_20_par_20_défaut"><text:span text:style-name="T3">numAnimal, numClinique</text:span></text:span><text:span text:style-name="Police_20_par_20_défaut"><text:span text:style-name="T2">)</text:span></text:span></text:p>
      <text:p text:style-name="Standard">Primary Key (numAnimal, numClinique)</text:p>
      <text:p text:style-name="P5">Foreign Key (numAnimal) references Animal(numAnimal)</text:p>
      <text:p text:style-name="P6">Foreign Key (numClinique) references Clinique(numClinique)</text:p>
      <text:p text:style-name="P6"/>
      <text:p text:style-name="P6">Cette entité doit être présente vue que nous avons une association binaire entre Animal et Clinique nécessitant une nouvelle table.</text:p>
      <text:p text:style-name="P6"/>
      <text:p text:style-name="P6"/>
      <text:p text:style-name="P8">Entité Examen</text:p>
      <text:p text:style-name="P8"/>
      <text:p text:style-name="Standard"><text:span text:style-name="Police_20_par_20_défaut"><text:span text:style-name="T2">Examen (</text:span></text:span><text:span text:style-name="Police_20_par_20_défaut"><text:span text:style-name="T3">numExamen, numClinique</text:span></text:span><text:span text:style-name="Police_20_par_20_défaut"><text:span text:style-name="T2">, numEmploye, numAnimal, date, heure, description)</text:span></text:span></text:p>
      <text:p text:style-name="P1">Primary Key(numExamen, numClinique)</text:p>
      <text:p text:style-name="P1">Foreign Key(numEmploye) references Employe(numEmploye)</text:p>
      <text:p text:style-name="P1">Foreign Key(numAnimal) references Animal(numAnimal)</text:p>
      <text:p text:style-name="P2">Foreign Key(numClinique) references Clinique(numClinique)</text:p>
      <text:p text:style-name="P6"/>
      <text:p text:style-name="Standard"><text:span text:style-name="Police_20_par_20_défaut"><text:span text:style-name="T6">L’entité </text:span></text:span><text:span text:style-name="Police_20_par_20_défaut"><text:span text:style-name="T7">Examen </text:span></text:span><text:span text:style-name="Police_20_par_20_défaut"><text:span text:style-name="T6">a besoin des clés des entités </text:span></text:span><text:span text:style-name="Police_20_par_20_défaut"><text:span text:style-name="T7">Employe</text:span></text:span><text:span text:style-name="Police_20_par_20_défaut"><text:span text:style-name="T6">, Animal et Clinique, car elle dépend Clinique et elle est une association ternaire avec Employe et Animal.</text:span></text:span></text:p>
      <text:p text:style-name="P8"/>
      <text:p text:style-name="P6"/>
      <text:p text:style-name="P8"/>
      <text:p text:style-name="P8">Entité Traitement</text:p>
      <text:p text:style-name="P8"/>
      <text:p text:style-name="Standard"><text:span text:style-name="Police_20_par_20_défaut"><text:span text:style-name="T2">Examen (</text:span></text:span><text:span text:style-name="Police_20_par_20_défaut"><text:span text:style-name="T3">numTraitement</text:span></text:span><text:span text:style-name="Police_20_par_20_défaut"><text:span text:style-name="T2">, description, cout)</text:span></text:span></text:p>
      <text:p text:style-name="P2">Primary Key(numTraitement)</text:p>
      <text:p text:style-name="P6"/>
      <text:p text:style-name="Standard"><text:span text:style-name="Police_20_par_20_défaut"><text:span text:style-name="T6">L’entité </text:span></text:span><text:span text:style-name="Police_20_par_20_défaut"><text:span text:style-name="T7">Traitement </text:span></text:span><text:span text:style-name="Police_20_par_20_défaut"><text:span text:style-name="T6">n’a pas d’association dirigé vers elle. C’est pour ça qu’elle ne possède pas de clé étrangère ou d’attributs provenant d’une autre entité.</text:span></text:span></text:p>
      <text:p text:style-name="P6"><text:soft-page-break/></text:p>
      <text:p text:style-name="P8">Entité Operation</text:p>
      <text:p text:style-name="P8"/>
      <text:p text:style-name="Standard"><text:span text:style-name="Police_20_par_20_défaut"><text:span text:style-name="T2">Opération (</text:span></text:span><text:span text:style-name="Police_20_par_20_défaut"><text:span text:style-name="T3">numTraitement, numExamen, numClinique</text:span></text:span><text:span text:style-name="Police_20_par_20_défaut"><text:span text:style-name="T2">, date, quantite, dateDebut, dateFin)</text:span></text:span></text:p>
      <text:p text:style-name="Standard"><text:span text:style-name="Default_20_Paragraph_20_Font"><text:span text:style-name="T1">Primary Key(</text:span></text:span><text:span text:style-name="Police_20_par_20_défaut"><text:span text:style-name="T1">numTraitement, numExamen, numClinique</text:span></text:span><text:span text:style-name="Default_20_Paragraph_20_Font"><text:span text:style-name="T1">)</text:span></text:span></text:p>
      <text:p text:style-name="P1">Foreign Key(numTraitement) references Traitement(numTraitement)</text:p>
      <text:p text:style-name="Standard"><text:span text:style-name="Default_20_Paragraph_20_Font"><text:span text:style-name="T1">Foreign Key(numExamen, numClinique) references Examen(numExamen, numClinique)</text:span></text:span></text:p>
      <text:p text:style-name="P6"/>
      <text:p text:style-name="Standard"><text:span text:style-name="Police_20_par_20_défaut"><text:span text:style-name="T6">L’entité </text:span></text:span><text:span text:style-name="Police_20_par_20_défaut"><text:span text:style-name="T7">Operation </text:span></text:span><text:span text:style-name="Police_20_par_20_défaut"><text:span text:style-name="T6">a besoin des clés des entités </text:span></text:span><text:span text:style-name="Default_20_Paragraph_20_Font"><text:span text:style-name="T2">Traitement, Examen</text:span></text:span><text:span text:style-name="Police_20_par_20_défaut"><text:span text:style-name="T6"> car elle dépend de Examen et de </text:span></text:span><text:span text:style-name="Default_20_Paragraph_20_Font"><text:span text:style-name="T2">Traitement</text:span></text:span><text:span text:style-name="Police_20_par_20_défaut"><text:span text:style-name="T6">.</text:span></text:span>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1" svg:font-family="Consola"/>
    <style:font-face style:name="Times" svg:font-family="Times" style:font-family-generic="roman"/>
    <style:font-face style:name="Consola" svg:font-family="Consola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CA" fo:font-style="normal" style:text-underline-style="none" fo:font-weight="normal" style:letter-kerning="true" style:font-name-asian="AR PL SungtiL GB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CA" fo:font-style="normal" style:text-underline-style="none" fo:font-weight="normal" style:letter-kerning="true" fo:background-color="transparent" style:font-name-asian="AR PL SungtiL GB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Légend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2-03T13:34:00Z</meta:creation-date>
    <dc:date>2019-04-04T09:58:20.758512608</dc:date>
    <meta:print-date>2019-03-21T14:38:00Z</meta:print-date>
    <meta:editing-cycles>13</meta:editing-cycles>
    <meta:editing-duration>PT3H50M4S</meta:editing-duration>
    <meta:document-statistic meta:table-count="0" meta:image-count="0" meta:object-count="0" meta:page-count="3" meta:paragraph-count="53" meta:word-count="377" meta:character-count="3392" meta:non-whitespace-character-count="3065"/>
    <meta:template xlink:type="simple" xlink:actuate="onRequest" xlink:title="" xlink:href="Normal"/>
  </office:meta>
</office:document-meta>
</file>